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2bd27e" draw:textarea-horizontal-align="justify" draw:textarea-vertical-align="middle" draw:auto-grow-height="false" fo:min-height="3.641cm" fo:min-width="5.778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2bd27e" draw:textarea-horizontal-align="justify" draw:textarea-vertical-align="middle" draw:auto-grow-height="false" fo:min-height="3.607cm" fo:min-width="5.744cm" fo:padding-top="0.142cm" fo:padding-bottom="0.142cm" fo:padding-left="0.267cm" fo:padding-right="0.267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2b7ed2" draw:textarea-horizontal-align="justify" draw:textarea-vertical-align="middle" draw:auto-grow-height="false" fo:min-height="4.471cm" fo:min-width="2.354cm" fo:padding-top="0.139cm" fo:padding-bottom="0.139cm" fo:padding-left="0.264cm" fo:padding-right="0.264cm"/>
    </style:style>
    <style:style style:name="gr4" style:family="graphic" style:parent-style-name="standard">
      <style:graphic-properties draw:fill-color="#004000" draw:textarea-horizontal-align="justify" draw:textarea-vertical-align="middle" draw:auto-grow-height="false" fo:min-height="0.653cm" fo:min-width="0.37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2bd27e"/>
      <style:paragraph-properties fo:text-align="center"/>
    </style:style>
    <style:style style:name="P2" style:family="paragraph">
      <loext:graphic-properties draw:fill-color="#2b7ed2"/>
      <style:paragraph-properties fo:text-align="center"/>
    </style:style>
    <style:style style:name="P3" style:family="paragraph">
      <loext:graphic-properties draw:fill-color="#004000"/>
      <style:paragraph-properties fo:text-align="center"/>
    </style:style>
    <style:style style:name="P4" style:family="paragraph">
      <style:text-properties fo:color="#ffffff"/>
    </style:style>
    <style:style style:name="P5" style:family="paragraph">
      <loext:graphic-properties draw:fill="none" draw:fill-color="#ffffff"/>
      <style:text-properties fo:color="#ffffff" fo:font-weight="bold" style:font-weight-asian="bold" style:font-weight-complex="bold"/>
    </style:style>
    <style:style style:name="P6" style:family="paragraph">
      <style:paragraph-properties fo:text-align="center"/>
      <style:text-properties fo:color="#ffffff"/>
    </style:style>
    <style:style style:name="P7" style:family="paragraph">
      <loext:graphic-properties draw:fill="none" draw:fill-color="#ffffff"/>
      <style:text-properties fo: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14pt"/>
    </style:style>
    <style:style style:name="P10" style:family="paragraph">
      <loext:graphic-properties draw:fill="none" draw:fill-color="#ffffff"/>
      <style:text-properties fo:font-size="14pt" fo:font-weight="bold" style:font-weight-asian="bold" style:font-weight-complex="bold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3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6.278cm" svg:height="3.891cm" svg:x="2.438cm" svg:y="6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278cm" svg:height="3.891cm" svg:x="16.438cm" svg:y="6.6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854cm" svg:height="4.721cm" svg:x="25.738cm" svg:y="6.2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871cm" svg:height="0.903cm" svg:x="7.845cm" svg:y="9.08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0.959cm" svg:height="0.848cm" svg:x="7.895cm" svg:y="9.121cm">
          <draw:text-box>
            <text:p text:style-name="P4"><text:span text:style-name="T1">R</text:span></text:p>
          </draw:text-box>
        </draw:frame>
        <draw:custom-shape draw:style-name="gr4" draw:text-style-name="P3" draw:layer="layout" svg:width="0.871cm" svg:height="0.903cm" svg:x="16.445cm" svg:y="9.08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0.925cm" svg:height="0.848cm" svg:x="16.495cm" svg:y="9.121cm">
          <draw:text-box>
            <text:p text:style-name="P4"><text:span text:style-name="T1">S</text:span></text:p>
          </draw:text-box>
        </draw:frame>
        <draw:frame draw:style-name="gr5" draw:text-style-name="P7" draw:layer="layout" svg:width="3.749cm" svg:height="1.445cm" svg:x="3.43cm" svg:y="7.829cm">
          <draw:text-box>
            <text:p text:style-name="P6"><text:span text:style-name="T2">maroloGUI</text:span></text:p>
            <text:p text:style-name="P6"><text:span text:style-name="T2">Qt code</text:span></text:p>
          </draw:text-box>
        </draw:frame>
        <draw:frame draw:style-name="gr5" draw:text-style-name="P7" draw:layer="layout" svg:width="3.783cm" svg:height="1.445cm" svg:x="17.631cm" svg:y="7.83cm">
          <draw:text-box>
            <text:p text:style-name="P6"><text:span text:style-name="T2">maroloMgr</text:span></text:p>
            <text:p text:style-name="P6"><text:span text:style-name="T3">C code</text:span></text:p>
          </draw:text-box>
        </draw:frame>
        <draw:line draw:style-name="gr6" draw:text-style-name="P8" draw:layer="layout" svg:x1="8.716cm" svg:y1="9.494cm" svg:x2="16.436cm" svg:y2="9.494cm">
          <text:p/>
        </draw:line>
        <draw:frame draw:style-name="gr5" draw:text-style-name="P10" draw:layer="layout" svg:width="2.394cm" svg:height="0.717cm" svg:x="25.718cm" svg:y="10.21cm">
          <draw:text-box>
            <text:p text:style-name="P9"><text:span text:style-name="T1">Arduino</text:span></text:p>
          </draw:text-box>
        </draw:frame>
        <draw:frame draw:style-name="gr5" draw:text-style-name="P12" draw:layer="layout" svg:width="1.044cm" svg:height="2.639cm" svg:x="27.562cm" svg:y="6.426cm">
          <draw:text-box>
            <text:p text:style-name="P11"><text:span text:style-name="T4">A0</text:span></text:p>
            <text:p text:style-name="P11"><text:span text:style-name="T4">A1</text:span></text:p>
            <text:p text:style-name="P11"><text:span text:style-name="T4">A2</text:span></text:p>
            <text:p text:style-name="P11"><text:span text:style-name="T4">A3</text:span></text:p>
            <text:p text:style-name="P11"><text:span text:style-name="T4">A4</text:span></text:p>
            <text:p text:style-name="P11"><text:span text:style-name="T4">A5</text:span></text:p>
          </draw:text-box>
        </draw:frame>
        <draw:line draw:style-name="gr6" draw:text-style-name="P8" xml:id="id2" draw:id="id2" draw:layer="layout" svg:x1="22.755cm" svg:y1="8.529cm" svg:x2="25.712cm" svg:y2="8.529cm">
          <text:p/>
        </draw:line>
        <draw:frame draw:style-name="gr5" draw:text-style-name="P12" draw:layer="layout" svg:width="7.14cm" svg:height="0.649cm" svg:x="8.684cm" svg:y="8.9cm">
          <draw:text-box>
            <text:p text:style-name="P13"><text:span text:style-name="T4">→ </text:span><text:span text:style-name="T4">Re</text:span><text:span text:style-name="T4">ply </text:span><text:span text:style-name="T4">(CA</text:span><text:span text:style-name="T4">LL </text:span><text:span text:style-name="T4">10\</text:span><text:span text:style-name="T4">n,1</text:span><text:span text:style-name="T4">1\n,</text:span><text:span text:style-name="T4">…,1</text:span><text:span text:style-name="T4">9\n)</text:span></text:p>
          </draw:text-box>
        </draw:frame>
        <draw:frame draw:style-name="gr5" draw:text-style-name="P12" draw:layer="layout" svg:width="5.044cm" svg:height="0.649cm" svg:x="11.284cm" svg:y="9.601cm">
          <draw:text-box>
            <text:p text:style-name="P13"><text:span text:style-name="T4">Send (ADC reading) ←</text:span></text:p>
          </draw:text-box>
        </draw:frame>
        <draw:frame draw:style-name="gr5" draw:text-style-name="P12" xml:id="id1" draw:id="id1" draw:layer="layout" svg:width="4.744cm" svg:height="1.843cm" svg:x="21.766cm" svg:y="3.384cm">
          <draw:text-box>
            <text:p><text:span text:style-name="T4">serialport_open()</text:span></text:p>
            <text:p><text:span text:style-name="T4">serialport_write()</text:span></text:p>
            <text:p><text:span text:style-name="T4">serialport_readuntil()</text:span></text:p>
            <text:p><text:span text:style-name="T4">serialport_close()</text:span></text:p>
          </draw:text-box>
        </draw:frame>
        <draw:connector draw:style-name="gr7" draw:text-style-name="P8" draw:layer="layout" svg:x1="24.138cm" svg:y1="5.227cm" svg:x2="24.233cm" svg:y2="8.529cm" draw:start-shape="id1" draw:start-glue-point="2" draw:end-shape="id2" draw:end-glue-point="0" svg:d="M24138 5227v1651h95v1651" svg:viewBox="0 0 96 33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3T06:51:33.426530764</meta:creation-date>
    <dc:date>2019-03-13T07:33:57.563004970</dc:date>
    <meta:editing-duration>PT11M42S</meta:editing-duration>
    <meta:editing-cycles>1</meta:editing-cycles>
    <meta:document-statistic meta:object-count="17"/>
    <meta:generator>LibreOffice/5.3.7.2.0$Linux_X86_64 LibreOffice_project/30$Build-2</meta:generator>
  </office:meta>
</office:document-meta>
</file>